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cm" svg:height="16.4cm" svg:x="9.4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299cm" svg:height="1.1cm" svg:x="21.401cm" svg:y="6.6cm">
          <text:p text:style-name="P1">Moteur 1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5cm" svg:height="1.1cm" svg:x="2.999cm" svg:y="14.299cm">
          <text:p text:style-name="P1">Servo moteur 1</text:p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5cm" svg:height="1.1cm" svg:x="2.998cm" svg:y="15.598cm">
          <text:p text:style-name="P1">Servo moteur 2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5cm" svg:height="1.1cm" svg:x="2.997cm" svg:y="16.897cm">
          <text:p text:style-name="P1">Servo moteur 3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5cm" svg:height="1.1cm" svg:x="2.997cm" svg:y="18.197cm">
          <text:p text:style-name="P1">Servo moteur 4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2.697cm" svg:height="1.1cm" svg:x="9.801cm" svg:y="14.298cm">
          <text:p text:style-name="P1">PWM 8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2.696cm" svg:height="1.1cm" svg:x="9.801cm" svg:y="15.597cm">
          <text:p text:style-name="P1">PWM 9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2.697cm" svg:height="1.1cm" svg:x="9.8cm" svg:y="16.896cm">
          <text:p text:style-name="P1">PWM 10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2.697cm" svg:height="1.1cm" svg:x="9.8cm" svg:y="18.196cm">
          <text:p text:style-name="P1">PWM 1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697cm" svg:height="1.1cm" svg:x="13.403cm" svg:y="5.5cm">
          <text:p text:style-name="P1">PWM 4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697cm" svg:height="1.1cm" svg:x="13.4cm" svg:y="7.7cm">
          <text:p text:style-name="P1">Sens 2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295cm" svg:height="1.1cm" svg:x="17.1cm" svg:y="6.596cm">
          <text:p text:style-name="P1">Driver 1/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3.299cm" svg:height="1.1cm" svg:x="21.399cm" svg:y="10.099cm">
          <text:p text:style-name="P1">Moteur 2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697cm" svg:height="1.1cm" svg:x="13.401cm" svg:y="8.999cm">
          <text:p text:style-name="P1">PWM 5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697cm" svg:height="1.1cm" svg:x="13.398cm" svg:y="11.199cm">
          <text:p text:style-name="P1">Sens 23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295cm" svg:height="1.1cm" svg:x="17.098cm" svg:y="10.095cm">
          <text:p text:style-name="P1">Driver 2/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9" draw:id="id19" draw:layer="layout" svg:width="3.299cm" svg:height="1.1cm" svg:x="21.399cm" svg:y="13.6cm">
          <text:p text:style-name="P1">Moteur 3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697cm" svg:height="1.1cm" svg:x="13.401cm" svg:y="12.5cm">
          <text:p text:style-name="P1">PWM 6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697cm" svg:height="1.1cm" svg:x="13.398cm" svg:y="14.7cm">
          <text:p text:style-name="P1">Sens 24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295cm" svg:height="1.1cm" svg:x="17.098cm" svg:y="13.596cm">
          <text:p text:style-name="P1">Driver 1/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3.299cm" svg:height="1.1cm" svg:x="21.397cm" svg:y="17.099cm">
          <text:p text:style-name="P1">Moteur 4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697cm" svg:height="1.1cm" svg:x="13.399cm" svg:y="15.999cm">
          <text:p text:style-name="P1">PWM 7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697cm" svg:height="1.1cm" svg:x="13.396cm" svg:y="18.199cm">
          <text:p text:style-name="P1">Sens 25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3.295cm" svg:height="1.1cm" svg:x="17.096cm" svg:y="17.095cm">
          <text:p text:style-name="P1">Driver 2/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5cm" svg:height="1.1cm" svg:x="2.798cm" svg:y="1.298cm">
          <text:p text:style-name="P1">XBe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997cm" svg:height="1.1cm" svg:x="9.7cm" svg:y="5.597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997cm" svg:height="1.1cm" svg:x="9.7cm" svg:y="6.996cm">
          <text:p text:style-name="P1">RX</text:p>
          <draw:enhanced-geometry svg:viewBox="0 0 21600 21600" draw:type="rectangle" draw:enhanced-path="M 0 0 L 21600 0 21600 21600 0 21600 0 0 Z N"/>
        </draw:custom-shape>
        <draw:frame draw:style-name="gr3" draw:layer="layout" svg:width="3.6cm" svg:height="1cm" svg:x="11.1cm" svg:y="3.8cm">
          <draw:text-box>
            <text:p>ARDUINO</text:p>
          </draw:text-box>
        </draw:frame>
        <draw:connector draw:style-name="gr4" draw:text-style-name="P1" draw:layer="layout" svg:x1="9.7cm" svg:y1="6.147cm" svg:x2="7.798cm" svg:y2="1.848cm" draw:start-shape="id1" draw:start-glue-point="3" draw:end-shape="id2" draw:end-glue-point="1" svg:d="m9700 6147h-951v-4299h-951" svg:viewBox="0 0 1903 4300">
          <text:p/>
        </draw:connector>
        <draw:connector draw:style-name="gr4" draw:text-style-name="P1" draw:layer="layout" svg:x1="2.798cm" svg:y1="1.848cm" svg:x2="9.7cm" svg:y2="7.546cm" draw:start-shape="id2" draw:start-glue-point="3" draw:end-shape="id3" svg:d="m2798 1848h-501v5698h7403" svg:viewBox="0 0 7404 5699">
          <text:p/>
        </draw:connector>
        <draw:connector draw:style-name="gr4" draw:text-style-name="P1" draw:layer="layout" svg:x1="16.1cm" svg:y1="6.05cm" svg:x2="18.747cm" svg:y2="6.596cm" draw:start-shape="id4" draw:start-glue-point="1" draw:end-shape="id5" svg:d="m16100 6050h2647v546" svg:viewBox="0 0 2648 547">
          <text:p/>
        </draw:connector>
        <draw:connector draw:style-name="gr4" draw:text-style-name="P1" draw:layer="layout" svg:x1="16.097cm" svg:y1="8.25cm" svg:x2="18.747cm" svg:y2="7.696cm" draw:start-shape="id6" draw:start-glue-point="1" draw:end-shape="id5" draw:end-glue-point="2" svg:d="m16097 8250h2650v-554" svg:viewBox="0 0 2651 555">
          <text:p/>
        </draw:connector>
        <draw:connector draw:style-name="gr4" draw:text-style-name="P1" draw:layer="layout" svg:x1="20.395cm" svg:y1="7.146cm" svg:x2="21.401cm" svg:y2="7.15cm" draw:start-shape="id5" draw:start-glue-point="1" draw:end-shape="id7" draw:end-glue-point="3" svg:d="m20395 7146h502v4h504" svg:viewBox="0 0 1007 5">
          <text:p/>
        </draw:connector>
        <draw:connector draw:style-name="gr4" draw:text-style-name="P1" draw:layer="layout" svg:x1="16.098cm" svg:y1="9.549cm" svg:x2="18.745cm" svg:y2="10.095cm" draw:start-shape="id8" draw:start-glue-point="1" draw:end-shape="id9" draw:end-glue-point="0" svg:d="m16098 9549h2647v546" svg:viewBox="0 0 2648 547">
          <text:p/>
        </draw:connector>
        <draw:connector draw:style-name="gr4" draw:text-style-name="P1" draw:layer="layout" svg:x1="16.095cm" svg:y1="11.749cm" svg:x2="18.745cm" svg:y2="11.195cm" draw:start-shape="id10" draw:start-glue-point="1" draw:end-shape="id9" draw:end-glue-point="2" svg:d="m16095 11749h2650v-554" svg:viewBox="0 0 2651 555">
          <text:p/>
        </draw:connector>
        <draw:connector draw:style-name="gr4" draw:text-style-name="P1" draw:layer="layout" svg:x1="20.393cm" svg:y1="10.645cm" svg:x2="21.399cm" svg:y2="10.649cm" draw:start-shape="id9" draw:start-glue-point="1" draw:end-shape="id11" draw:end-glue-point="3" svg:d="m20393 10645h502v4h504" svg:viewBox="0 0 1007 5">
          <text:p/>
        </draw:connector>
        <draw:connector draw:style-name="gr4" draw:text-style-name="P1" draw:layer="layout" svg:x1="16.098cm" svg:y1="13.05cm" svg:x2="18.745cm" svg:y2="13.596cm" draw:start-shape="id12" draw:start-glue-point="1" draw:end-shape="id13" draw:end-glue-point="0" svg:d="m16098 13050h2647v546" svg:viewBox="0 0 2648 547">
          <text:p/>
        </draw:connector>
        <draw:connector draw:style-name="gr4" draw:text-style-name="P1" draw:layer="layout" svg:x1="16.095cm" svg:y1="15.25cm" svg:x2="18.745cm" svg:y2="14.696cm" draw:start-shape="id14" draw:start-glue-point="1" draw:end-shape="id13" draw:end-glue-point="2" svg:d="m16095 15250h2650v-554" svg:viewBox="0 0 2651 555">
          <text:p/>
        </draw:connector>
        <draw:connector draw:style-name="gr4" draw:text-style-name="P1" draw:layer="layout" svg:x1="16.096cm" svg:y1="16.549cm" svg:x2="18.743cm" svg:y2="17.095cm" draw:start-shape="id15" draw:start-glue-point="1" draw:end-shape="id16" draw:end-glue-point="0" svg:d="m16096 16549h2647v546" svg:viewBox="0 0 2648 547">
          <text:p/>
        </draw:connector>
        <draw:connector draw:style-name="gr4" draw:text-style-name="P1" draw:layer="layout" svg:x1="16.093cm" svg:y1="18.749cm" svg:x2="18.743cm" svg:y2="18.195cm" draw:start-shape="id17" draw:start-glue-point="1" draw:end-shape="id16" draw:end-glue-point="2" svg:d="m16093 18749h2650v-554" svg:viewBox="0 0 2651 555">
          <text:p/>
        </draw:connector>
        <draw:connector draw:style-name="gr4" draw:text-style-name="P1" draw:layer="layout" svg:x1="20.391cm" svg:y1="17.645cm" svg:x2="21.397cm" svg:y2="17.649cm" draw:start-shape="id16" draw:start-glue-point="1" draw:end-shape="id18" draw:end-glue-point="3" svg:d="m20391 17645h502v4h504" svg:viewBox="0 0 1007 5">
          <text:p/>
        </draw:connector>
        <draw:connector draw:style-name="gr4" draw:text-style-name="P1" draw:layer="layout" svg:x1="20.393cm" svg:y1="14.146cm" svg:x2="21.399cm" svg:y2="14.15cm" draw:start-shape="id13" draw:start-glue-point="1" draw:end-shape="id19" draw:end-glue-point="3" svg:d="m20393 14146h502v4h504" svg:viewBox="0 0 1007 5">
          <text:p/>
        </draw:connector>
        <draw:connector draw:style-name="gr4" draw:text-style-name="P1" draw:layer="layout" svg:x1="9.801cm" svg:y1="14.848cm" svg:x2="7.999cm" svg:y2="14.849cm" draw:start-shape="id20" draw:start-glue-point="3" draw:end-shape="id21" draw:end-glue-point="1" svg:d="m9801 14848h-901v1h-901" svg:viewBox="0 0 1803 2">
          <text:p/>
        </draw:connector>
        <draw:connector draw:style-name="gr4" draw:text-style-name="P1" draw:layer="layout" svg:x1="9.801cm" svg:y1="16.147cm" svg:x2="7.998cm" svg:y2="16.148cm" draw:start-shape="id22" draw:start-glue-point="3" draw:end-shape="id23" draw:end-glue-point="1" svg:d="m9801 16147h-901v1h-902" svg:viewBox="0 0 1804 2">
          <text:p/>
        </draw:connector>
        <draw:connector draw:style-name="gr4" draw:text-style-name="P1" draw:layer="layout" svg:x1="9.8cm" svg:y1="17.446cm" svg:x2="7.997cm" svg:y2="17.447cm" draw:start-shape="id24" draw:start-glue-point="3" draw:end-shape="id25" draw:end-glue-point="1" svg:d="m9800 17446h-902v1h-901" svg:viewBox="0 0 1804 2">
          <text:p/>
        </draw:connector>
        <draw:connector draw:style-name="gr4" draw:text-style-name="P1" draw:layer="layout" svg:x1="9.8cm" svg:y1="18.746cm" svg:x2="7.997cm" svg:y2="18.747cm" draw:start-shape="id26" draw:start-glue-point="3" draw:end-shape="id27" draw:end-glue-point="1" svg:d="m9800 18746h-902v1h-901" svg:viewBox="0 0 1804 2">
          <text:p/>
        </draw:connector>
        <draw:custom-shape draw:style-name="gr2" draw:text-style-name="P1" xml:id="id28" draw:id="id28" draw:layer="layout" svg:width="1.997cm" svg:height="1.1cm" svg:x="9.699cm" svg:y="9.497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1.997cm" svg:height="1.1cm" svg:x="9.699cm" svg:y="10.896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5.998cm" svg:height="1.1cm" svg:x="2cm" svg:y="9.998cm">
          <text:p text:style-name="P1">Bus étage supérieu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699cm" svg:y1="10.047cm" svg:x2="4.999cm" svg:y2="9.998cm" draw:start-shape="id28" draw:start-glue-point="3" draw:end-shape="id29" draw:end-glue-point="0" svg:d="m9699 10047h-851v-550h-3849v501" svg:viewBox="0 0 4701 551">
          <text:p/>
        </draw:connector>
        <draw:connector draw:style-name="gr4" draw:text-style-name="P1" draw:layer="layout" svg:x1="4.999cm" svg:y1="11.098cm" svg:x2="9.699cm" svg:y2="11.446cm" draw:start-shape="id29" draw:start-glue-point="2" draw:end-shape="id30" draw:end-glue-point="3" svg:d="m4999 11098v501h3849v-153h851" svg:viewBox="0 0 4701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9T16:25:35</meta:creation-date>
    <dc:date>2015-01-09T16:44:08</dc:date>
    <meta:editing-duration>PT3M13S</meta:editing-duration>
    <meta:editing-cycles>2</meta:editing-cycles>
    <meta:generator>LibreOffice/3.5$Linux_X86_64 LibreOffice_project/350m1$Build-2</meta:generator>
    <meta:document-statistic meta:object-count="52"/>
  </office:meta>
</office:document-meta>
</file>